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24-12-23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24-01-03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22-12-20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21-12-2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20-12-2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9-12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9-01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6-12-20 19:5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5-12-21 18:2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3-12-17 16:24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3-01-16 16:29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1-12-28 20:5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10-12-29 19:2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9-12-30 20:3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9-01-07 21:5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7-12-26 19:1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7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9131004040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